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Amusement<text:s/>Ride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There<text:s/>will<text:s/>be<text:s/>an<text:s/>abundance<text:s/>of<text:s/>rides<text:s/>during<text:s/>the<text:s/>entire<text:s/>weekend!<text:s/>Come<text:s/>get<text:s/>a<text:s/>wristband<text:s/>to<text:s/>ride<text:s/>as<text:s/>many<text:s/>as<text:s/>possible!<text:s/>Thursday<text:s/>2<text:s/>for<text:s/>$25<text:s/>buddy<text:s/>night<text:s/>5pm<text:s/>to<text:s/>closing<text:s/>Weather<text:s/>permitting<text:s/>View<text:s/>the<text:s/>Facebook<text:s/>event:<text:s/></text:span><text:span text:style-name="T2_8"><text:a xlink:type="simple" xlink:href="https://www.facebook.com/events/190543568495539/"><text:span text:style-name="T2_9">https://www.facebook.com/events/190543568495539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